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1.758cm" fo:margin-left="-0.018cm" table:align="left" style:writing-mode="lr-tb"/>
    </style:style>
    <style:style style:name="Таблица1.A" style:family="table-column">
      <style:table-column-properties style:column-width="6.161cm"/>
    </style:style>
    <style:style style:name="Таблица1.B" style:family="table-column">
      <style:table-column-properties style:column-width="1.078cm"/>
    </style:style>
    <style:style style:name="Таблица1.C" style:family="table-column">
      <style:table-column-properties style:column-width="1.02cm"/>
    </style:style>
    <style:style style:name="Таблица1.D" style:family="table-column">
      <style:table-column-properties style:column-width="0.757cm"/>
    </style:style>
    <style:style style:name="Таблица1.E" style:family="table-column">
      <style:table-column-properties style:column-width="1.512cm"/>
    </style:style>
    <style:style style:name="Таблица1.F" style:family="table-column">
      <style:table-column-properties style:column-width="1.23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Таблица1.F1" style:family="table-cell">
      <style:table-cell-properties style:vertical-align="top" fo:padding="0.097cm" fo:border="0.002cm solid #000000" style:writing-mode="lr-tb"/>
    </style:style>
    <style:style style:name="Таблица1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Таблица1.A3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Таблица1.A4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F4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Таблица1.A48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Таблица1.F48" style:family="table-cell">
      <style:table-cell-properties style:vertical-align="middle" fo:padding="0.097cm" fo:border="0.002cm solid #000000" style:writing-mode="lr-tb"/>
    </style:style>
    <style:style style:name="P1" style:family="paragraph" style:parent-style-name="Table_20_Heading">
      <style:paragraph-properties style:snap-to-layout-grid="false"/>
      <style:text-properties fo:font-size="12pt" style:font-size-asian="12pt" style:font-size-complex="12pt"/>
    </style:style>
    <style:style style:name="P2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5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6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7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8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9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10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11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12" style:family="paragraph" style:parent-style-name="Standard">
      <style:paragraph-properties fo:margin-left="2.519cm" fo:margin-right="0cm" fo:text-indent="0cm" style:auto-text-indent="false">
        <style:tab-stops>
          <style:tab-stop style:position="1.513cm"/>
        </style:tab-stops>
      </style:paragraph-properties>
    </style:style>
    <style:style style:name="P13" style:family="paragraph" style:parent-style-name="Table_20_Contents">
      <style:paragraph-properties style:snap-to-layout-gri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style:snap-to-layout-grid="false"/>
      <style:text-properties fo:font-size="12pt" fo:language="en" fo:country="US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nap-to-layout-grid="false"/>
    </style:style>
    <style:style style:name="P17" style:family="paragraph" style:parent-style-name="Text_20_body">
      <style:paragraph-properties fo:margin-left="1.513cm" fo:margin-right="0cm" fo:text-indent="0cm" style:auto-text-indent="false">
        <style:tab-stops>
          <style:tab-stop style:position="1.513cm"/>
        </style:tab-stops>
      </style:paragraph-properties>
    </style:style>
    <style:style style:name="P18" style:family="paragraph" style:parent-style-name="Текст1">
      <style:paragraph-properties fo:text-align="center" style:justify-single-word="false"/>
    </style:style>
    <style:style style:name="P19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style:font-size-asian="12pt" style:font-name-complex="Times New Roman" style:font-size-complex="16pt"/>
    </style:style>
    <style:style style:name="P20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1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22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3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4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5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6" style:family="paragraph" style:parent-style-name="Standard" style:list-style-name="WW8Num3">
      <style:paragraph-properties fo:margin-left="1.249cm" fo:margin-right="0cm" fo:text-indent="0cm" style:auto-text-indent="false">
        <style:tab-stops>
          <style:tab-stop style:position="1.27cm"/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27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8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9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T1" style:family="text">
      <style:text-properties style:font-name="Times New Roman" fo:font-size="16pt" style:font-size-asian="16pt" style:font-name-complex="Times New Roman" style:font-size-complex="16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T3" style:family="text">
      <style:text-properties style:letter-kerning="true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истерство Образования Российской Федерации</text:p>
      <text:p text:style-name="P5">Санкт-Петербургский Государственный Электротехнический Университет «ЛЭТИ»</text:p>
      <text:p text:style-name="P7">Кафедра МО ЭВ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Отчёт о лабораторной работе №1</text:p>
      <text:p text:style-name="P18"><text:span text:style-name="T1">«</text:span><text:span text:style-name="T2">Изучение возможностей и методов разработки экспертных систем в среде инструментальной оболочки ЭСТЕР</text:span><text:span text:style-name="T1">»</text:span></text:p>
      <text:p text:style-name="P6"/>
      <text:p text:style-name="P6"/>
      <text:p text:style-name="P6"/>
      <text:p text:style-name="P6"/>
      <text:p text:style-name="P9"><text:span text:style-name="T3">Преподаватель:<text:tab/><text:tab/>Кафтасьев</text:span> В.Н.</text:p>
      <text:p text:style-name="P10">Выполнили:<text:tab/>студенты гр. 3351</text:p>
      <text:p text:style-name="P10">Ерёменок А.В.</text:p>
      <text:p text:style-name="P10">Эмман П.А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6"/>
      <text:p text:style-name="P5">Санкт-Петербург </text:p>
      <text:p text:style-name="P5">2007</text:p>
      <text:list text:style-name="WW8Num2">
        <text:list-item>
          <text:h text:style-name="P29" text:outline-level="1"><text:s/>Предметная область</text:h>
        </text:list-item>
      </text:list>
      <text:p text:style-name="P17">Выбор среды и окружения для разработки приложений.</text:p>
      <text:list text:style-name="WW8Num2" text:continue-numbering="true">
        <text:list-item>
          <text:h text:style-name="P27" text:outline-level="1"><text:s/>Выполнение</text:h>
          <text:list>
            <text:list-item>
              <text:h text:style-name="P19" text:outline-level="2">В выборе языка разработки ограничимся следующими объектно-ориентированными языками:</text:h>
            </text:list-item>
          </text:list>
        </text:list-item>
      </text:list>
      <text:list text:style-name="WW8Num3">
        <text:list-item>
          <text:p text:style-name="P22">Java</text:p>
        </text:list-item>
        <text:list-item>
          <text:p text:style-name="P22">C++</text:p>
        </text:list-item>
        <text:list-item>
          <text:p text:style-name="P22">C#</text:p>
        </text:list-item>
        <text:list-item>
          <text:p text:style-name="P22">Python</text:p>
        </text:list-item>
        <text:list-item>
          <text:p text:style-name="P22">Ruby</text:p>
        </text:list-item>
      </text:list>
      <text:list text:style-name="WW8Num2" text:continue-numbering="true">
        <text:list-item>
          <text:list text:continue-numbering="true">
            <text:list-item>
              <text:h text:style-name="P20" text:outline-level="2">Исходя из анализа и сопоставления возможностей языков, получена следующая таблица критериев: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header-rows>
          <table:table-row table:style-name="Таблица1.1">
            <table:table-cell table:style-name="Таблица1.A1" office:value-type="string">
              <text:p text:style-name="P1">Критерий</text:p>
            </table:table-cell>
            <table:table-cell table:style-name="Таблица1.A1" office:value-type="string">
              <text:p text:style-name="P1">Java</text:p>
            </table:table-cell>
            <table:table-cell table:style-name="Таблица1.A1" office:value-type="string">
              <text:p text:style-name="P1">C++</text:p>
            </table:table-cell>
            <table:table-cell table:style-name="Таблица1.A1" office:value-type="string">
              <text:p text:style-name="P1">C#</text:p>
            </table:table-cell>
            <table:table-cell table:style-name="Таблица1.A1" office:value-type="string">
              <text:p text:style-name="P1">Python</text:p>
            </table:table-cell>
            <table:table-cell table:style-name="Таблица1.F1" office:value-type="string">
              <text:p text:style-name="P1">Ruby</text:p>
            </table:table-cell>
          </table:table-row>
        </table:table-header-rows>
        <table:table-row table:style-name="Таблица1.1">
          <table:table-cell table:style-name="Таблица1.A2" table:number-columns-spanned="6" office:value-type="string">
            <text:p text:style-name="P14">Generi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3">Static typing 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13">Garbage Collection 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3" office:value-type="string">
            <text:p text:style-name="P13">Aliases</text:p>
          </table:table-cell>
          <table:table-cell table:style-name="Таблица1.A3" office:value-type="string">
            <text:p text:style-name="P13">3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6"><text:span text:style-name="Strong_20_Emphasis"><text:span text:style-name="T4">Value type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3">Typed Enumeration/Boolean 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15">Long double floating point (80bit) </text:p>
          </table:table-cell>
          <table:table-cell table:style-name="Таблица1.A3" office:value-type="string">
            <text:p text:style-name="P15"/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6</text:p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13">Complex and Imaginary 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6</text:p>
          </table:table-cell>
        </table:table-row>
        <table:table-row table:style-name="Таблица1.1">
          <table:table-cell table:style-name="Таблица1.A3" office:value-type="string">
            <text:p text:style-name="P13">Rational </text:p>
          </table:table-cell>
          <table:table-cell table:style-name="Таблица1.A3" office:value-type="string">
            <text:p text:style-name="P13">6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>6</text:p>
          </table:table-cell>
        </table:table-row>
        <table:table-row table:style-name="Таблица1.1">
          <table:table-cell table:style-name="Таблица1.A3" office:value-type="string">
            <text:p text:style-name="P13">Arbitrary Precision Arithmetic </text:p>
          </table:table-cell>
          <table:table-cell table:style-name="Таблица1.A3" office:value-type="string">
            <text:p text:style-name="P13">7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13">Regular Expression </text:p>
          </table:table-cell>
          <table:table-cell table:style-name="Таблица1.A3" office:value-type="string">
            <text:p text:style-name="P13">7</text:p>
          </table:table-cell>
          <table:table-cell table:style-name="Таблица1.A3" office:value-type="string">
            <text:p text:style-name="P13">6</text:p>
          </table:table-cell>
          <table:table-cell table:style-name="Таблица1.A3" office:value-type="string">
            <text:p text:style-name="P13">6</text:p>
          </table:table-cell>
          <table:table-cell table:style-name="Таблица1.A3" office:value-type="string">
            <text:p text:style-name="P13">6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6"><text:span text:style-name="Strong_20_Emphasis"><text:span text:style-name="T4">Arrays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3">Lightweight array 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6</text:p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13">Array bounds checking 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3" office:value-type="string">
            <text:p text:style-name="P13">Array slicing </text:p>
          </table:table-cell>
          <table:table-cell table:style-name="Таблица1.A3" office:value-type="string">
            <text:p text:style-name="P13">7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3" office:value-type="string">
            <text:p text:style-name="P15">Array of bits / Finite set </text:p>
          </table:table-cell>
          <table:table-cell table:style-name="Таблица1.A3" office:value-type="string">
            <text:p text:style-name="P13">7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6"><text:span text:style-name="Strong_20_Emphasis"><text:span text:style-name="T4">Other Data Models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3">List </text:p>
          </table:table-cell>
          <table:table-cell table:style-name="Таблица1.A3" office:value-type="string">
            <text:p text:style-name="P13">6</text:p>
          </table:table-cell>
          <table:table-cell table:style-name="Таблица1.A3" office:value-type="string">
            <text:p text:style-name="P13">6</text:p>
          </table:table-cell>
          <table:table-cell table:style-name="Таблица1.A3" office:value-type="string">
            <text:p text:style-name="P13">6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3" office:value-type="string">
            <text:p text:style-name="P13">Hash 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6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3" office:value-type="string">
            <text:p text:style-name="P13">Abstract collection 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6"><text:span text:style-name="Strong_20_Emphasis"><text:span text:style-name="T4">Functions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3">Function delegates 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3" office:value-type="string">
            <text:p text:style-name="P13">Function overloading 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13">Out function parameters 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13">Nested functions </text:p>
          </table:table-cell>
          <table:table-cell table:style-name="Таблица1.A3" office:value-type="string">
            <text:p text:style-name="P13">5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/>
          </table:table-cell>
        </table:table-row>
        <text:soft-page-break/>
        <table:table-row table:style-name="Таблица1.1">
          <table:table-cell table:style-name="Таблица1.A3" office:value-type="string">
            <text:p text:style-name="P13">Function literals </text:p>
          </table:table-cell>
          <table:table-cell table:style-name="Таблица1.A3" office:value-type="string">
            <text:p text:style-name="P13">5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3" office:value-type="string">
            <text:p text:style-name="P13">Dynamic closures 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3" office:value-type="string">
            <text:p text:style-name="P13">LexicalClosures </text:p>
          </table:table-cell>
          <table:table-cell table:style-name="Таблица1.A3" office:value-type="string">
            <text:p text:style-name="P13">5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3" office:value-type="string">
            <text:p text:style-name="P13">Currifying 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13">Non-class functions 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6"><text:span text:style-name="Strong_20_Emphasis"><text:span text:style-name="T4">OOP</text:span></text:span><text:span text:style-name="T4">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13">Modules/Namespaces 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7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6</text:p>
          </table:table-cell>
        </table:table-row>
        <table:table-row table:style-name="Таблица1.1">
          <table:table-cell table:style-name="Таблица1.A3" office:value-type="string">
            <text:p text:style-name="P13">Multiple Inheritance </text:p>
          </table:table-cell>
          <table:table-cell table:style-name="Таблица1.A3" office:value-type="string">
            <text:p text:style-name="P13">4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3</text:p>
          </table:table-cell>
        </table:table-row>
        <table:table-row table:style-name="Таблица1.1">
          <table:table-cell table:style-name="Таблица1.A3" office:value-type="string">
            <text:p text:style-name="P13">Interfaces 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13">Fine grain export control </text:p>
          </table:table-cell>
          <table:table-cell table:style-name="Таблица1.A3" office:value-type="string">
            <text:p text:style-name="P13">7</text:p>
          </table:table-cell>
          <table:table-cell table:style-name="Таблица1.A3" office:value-type="string">
            <text:p text:style-name="P13">7</text:p>
          </table:table-cell>
          <table:table-cell table:style-name="Таблица1.A3" office:value-type="string">
            <text:p text:style-name="P13">7</text:p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13">Inner classes 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/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3" office:value-type="string">
            <text:p text:style-name="P13">Operator overloading 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3" office:value-type="string">
            <text:p text:style-name="P13">Covariant return types 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/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/>
          </table:table-cell>
        </table:table-row>
        <table:table-row table:style-name="Таблица1.1">
          <table:table-cell table:style-name="Таблица1.A3" office:value-type="string">
            <text:p text:style-name="P13">Generics </text:p>
          </table:table-cell>
          <table:table-cell table:style-name="Таблица1.A3" office:value-type="string">
            <text:p text:style-name="P13">6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3" office:value-type="string">
            <text:p text:style-name="P13">6</text:p>
          </table:table-cell>
          <table:table-cell table:style-name="Таблица1.A3" office:value-type="string">
            <text:p text:style-name="P13">9</text:p>
          </table:table-cell>
          <table:table-cell table:style-name="Таблица1.A2" office:value-type="string">
            <text:p text:style-name="P13">9</text:p>
          </table:table-cell>
        </table:table-row>
        <table:table-row table:style-name="Таблица1.1">
          <table:table-cell table:style-name="Таблица1.A2" table:number-columns-spanned="6" office:value-type="string">
            <text:p text:style-name="P14">Multilevel programm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2">Templates or executable macros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8</text:p>
          </table:table-cell>
        </table:table-row>
        <table:table-row table:style-name="Таблица1.1">
          <table:table-cell table:style-name="Таблица1.A42" office:value-type="string">
            <text:p text:style-name="P2">Reflection/Introspection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8</text:p>
          </table:table-cell>
          <table:table-cell table:style-name="Таблица1.F42" office:value-type="string">
            <text:p text:style-name="P2">8</text:p>
          </table:table-cell>
        </table:table-row>
        <table:table-row table:style-name="Таблица1.1">
          <table:table-cell table:style-name="Таблица1.A42" office:value-type="string">
            <text:p text:style-name="P2">Dynamic inheritance change</text:p>
          </table:table-cell>
          <table:table-cell table:style-name="Таблица1.A42" office:value-type="string">
            <text:p text:style-name="P2">3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Dynamic class creation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Dynamic method creation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Dynamic class loading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A48" office:value-type="string">
            <text:p text:style-name="P2">Dynamic class unloading</text:p>
          </table:table-cell>
          <table:table-cell table:style-name="Таблица1.A48" office:value-type="string">
            <text:p text:style-name="P2">9</text:p>
          </table:table-cell>
          <table:table-cell table:style-name="Таблица1.A48" office:value-type="string">
            <text:p text:style-name="P2">1</text:p>
          </table:table-cell>
          <table:table-cell table:style-name="Таблица1.A48" office:value-type="string">
            <text:p text:style-name="P2">1</text:p>
          </table:table-cell>
          <table:table-cell table:style-name="Таблица1.A48" office:value-type="string">
            <text:p text:style-name="P2">1</text:p>
          </table:table-cell>
          <table:table-cell table:style-name="Таблица1.F48" office:value-type="string">
            <text:p text:style-name="P2">1</text:p>
          </table:table-cell>
        </table:table-row>
        <table:table-row table:style-name="Таблица1.1">
          <table:table-cell table:style-name="Таблица1.F42" table:number-columns-spanned="6" office:value-type="string">
            <text:p text:style-name="P3">Performa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2">Inline assembler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Direct access to hardware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Lightweight objects</text:p>
          </table:table-cell>
          <table:table-cell table:style-name="Таблица1.A42" office:value-type="string">
            <text:p text:style-name="P2">7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Explicit memory allocation control</text:p>
          </table:table-cell>
          <table:table-cell table:style-name="Таблица1.A42" office:value-type="string">
            <text:p text:style-name="P2">6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A42" office:value-type="string">
            <text:p text:style-name="P2">Independent of VM</text:p>
          </table:table-cell>
          <table:table-cell table:style-name="Таблица1.A42" office:value-type="string">
            <text:p text:style-name="P2">4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Direct native code gen</text:p>
          </table:table-cell>
          <table:table-cell table:style-name="Таблица1.A42" office:value-type="string">
            <text:p text:style-name="P2">3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Implicit Parallelism/Scheduling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3</text:p>
          </table:table-cell>
          <table:table-cell table:style-name="Таблица1.A42" office:value-type="string">
            <text:p text:style-name="P2">3</text:p>
          </table:table-cell>
          <table:table-cell table:style-name="Таблица1.A42" office:value-type="string">
            <text:p text:style-name="P2">3</text:p>
          </table:table-cell>
          <table:table-cell table:style-name="Таблица1.F42" office:value-type="string">
            <text:p text:style-name="P2">3</text:p>
          </table:table-cell>
        </table:table-row>
        <table:table-row table:style-name="Таблица1.1">
          <table:table-cell table:style-name="Таблица1.F42" table:number-columns-spanned="6" office:value-type="string">
            <text:p text:style-name="P3">Reliabilit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2">Design by Contract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Unit testing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>8</text:p>
          </table:table-cell>
        </table:table-row>
        <table:table-row table:style-name="Таблица1.1">
          <table:table-cell table:style-name="Таблица1.A42" office:value-type="string">
            <text:p text:style-name="P2">Static construction order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/>
          </table:table-cell>
          <table:table-cell table:style-name="Таблица1.F42" office:value-type="string">
            <text:p text:style-name="P2"/>
          </table:table-cell>
        </table:table-row>
        <table:table-row table:style-name="Таблица1.1">
          <table:table-cell table:style-name="Таблица1.A42" office:value-type="string">
            <text:p text:style-name="P2">Guaranteed initialization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/>
          </table:table-cell>
        </table:table-row>
        <table:table-row table:style-name="Таблица1.1">
          <table:table-cell table:style-name="Таблица1.A42" office:value-type="string">
            <text:p text:style-name="P2">RAII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/>
          </table:table-cell>
        </table:table-row>
        <table:table-row table:style-name="Таблица1.1">
          <table:table-cell table:style-name="Таблица1.A42" office:value-type="string">
            <text:p text:style-name="P2">Explicit memory allocation control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9</text:p>
          </table:table-cell>
        </table:table-row>
        <text:soft-page-break/>
        <table:table-row table:style-name="Таблица1.1">
          <table:table-cell table:style-name="Таблица1.A42" office:value-type="string">
            <text:p text:style-name="P2">Exception handling (try-catch blocks)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A42" office:value-type="string">
            <text:p text:style-name="P2">try-catch-finally blocks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A42" office:value-type="string">
            <text:p text:style-name="P2">Thread synchronization primitives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F42" table:number-columns-spanned="6" office:value-type="string">
            <text:p text:style-name="P3">Compatibility with 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2">Syntax style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7</text:p>
          </table:table-cell>
          <table:table-cell table:style-name="Таблица1.F42" office:value-type="string">
            <text:p text:style-name="P2">7</text:p>
          </table:table-cell>
        </table:table-row>
        <table:table-row table:style-name="Таблица1.1">
          <table:table-cell table:style-name="Таблица1.A42" office:value-type="string">
            <text:p text:style-name="P2">Support all C types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Direct access to C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Use existing debuggers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Struct member alignment control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Generates standard object files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1</text:p>
          </table:table-cell>
        </table:table-row>
        <table:table-row table:style-name="Таблица1.1">
          <table:table-cell table:style-name="Таблица1.A42" office:value-type="string">
            <text:p text:style-name="P2">Independent of macro preprocessor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F42" table:number-columns-spanned="6" office:value-type="string">
            <text:p text:style-name="P3">Oth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42" office:value-type="string">
            <text:p text:style-name="P2">Conditional compilation</text:p>
          </table:table-cell>
          <table:table-cell table:style-name="Таблица1.A42" office:value-type="string">
            <text:p text:style-name="P2">8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9</text:p>
          </table:table-cell>
        </table:table-row>
        <table:table-row table:style-name="Таблица1.1">
          <table:table-cell table:style-name="Таблица1.A42" office:value-type="string">
            <text:p text:style-name="P2">String switches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A42" office:value-type="string">
            <text:p text:style-name="P2">9</text:p>
          </table:table-cell>
          <table:table-cell table:style-name="Таблица1.A42" office:value-type="string">
            <text:p text:style-name="P2">1</text:p>
          </table:table-cell>
          <table:table-cell table:style-name="Таблица1.F42" office:value-type="string">
            <text:p text:style-name="P2">9</text:p>
          </table:table-cell>
        </table:table-row>
      </table:table>
      <text:p text:style-name="P12"/>
      <text:p text:style-name="P4"/>
      <text:list text:style-name="WW8Num2" text:continue-numbering="true">
        <text:list-item>
          <text:h text:style-name="P27" text:outline-level="1"><text:s/>Вывод</text:h>
        </text:list-item>
      </text:list>
      <text:p text:style-name="P11">В ходе лабораторной работы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1-11T22:44:59</dc:date>
    <meta:print-date>2007-10-20T15:01:00</meta:print-date>
    <meta:editing-cycles>6</meta:editing-cycles>
    <meta:editing-duration>P1DT0H12M2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362" meta:word-count="536" meta:character-count="2431"/>
  </office:meta>
</office:document-meta>
</file>